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paragraph-rsid="001b9748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b9748" officeooo:paragraph-rsid="001b9748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975a"/>
    </style:style>
    <style:style style:name="T4" style:family="text">
      <style:text-properties fo:language="en" fo:country="US" officeooo:rsid="001ca369"/>
    </style:style>
    <style:style style:name="T5" style:family="text">
      <style:text-properties fo:language="en" fo:country="US" officeooo:rsid="001b54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30th</text:span> of <text:span text:style-name="T3">Se</text:span><text:span text:style-name="T4">ptember </text:span>202<text:span text:style-name="T4">5</text:span> under the <text:span text:style-name="T5">48th</text:span> PA Meeting.</text:p>
      <text:p text:style-name="P1"/>
      <text:p text:style-name="P1">The Assembly, recognising the current situation,</text:p>
      <text:p text:style-name="P1"/>
      <text:p text:style-name="P5">Constitutes the need to denounce the imperialist ambitions in Osbos.</text:p>
      <text:p text:style-name="P4"/>
      <text:p text:style-name="P1">And proceeds.</text:p>
      <text:p text:style-name="P1"/>
      <text:p text:style-name="P1">Signed by,</text:p>
      <text:p text:style-name="P5">Emeralda_axe7</text:p>
      <text:p text:style-name="P5">RedPanda_4</text:p>
      <text:p text:style-name="P1"/>
      <text:p text:style-name="P1"/>
      <text:p text:style-name="P1"/>
      <text:p text:style-name="Standard"><text:span text:style-name="T1">[</text:span><text:span text:style-name="T2">Motion 48-2: To denounce the imperialist ambitions in Osbo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30T18:36:50.429686765</dc:date>
    <meta:editing-duration>PT2M31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46" meta:character-count="312" meta:non-whitespace-character-count="274"/>
  </office:meta>
</office:document-meta>
</file>